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85897" officeooo:paragraph-rsid="00185897"/>
    </style:style>
    <style:style style:name="P2" style:family="paragraph" style:parent-style-name="Standard">
      <style:text-properties officeooo:rsid="001986c7" officeooo:paragraph-rsid="001986c7"/>
    </style:style>
    <style:style style:name="P3" style:family="paragraph" style:parent-style-name="Standard">
      <style:text-properties officeooo:rsid="001a8566" officeooo:paragraph-rsid="001a8566"/>
    </style:style>
    <style:style style:name="P4" style:family="paragraph" style:parent-style-name="Standard">
      <style:text-properties officeooo:rsid="001bac21" officeooo:paragraph-rsid="001bac21"/>
    </style:style>
    <style:style style:name="P5" style:family="paragraph" style:parent-style-name="Standard">
      <style:text-properties fo:font-weight="bold" officeooo:rsid="00202498" officeooo:paragraph-rsid="00202498" style:font-weight-asian="bold" style:font-weight-complex="bold"/>
    </style:style>
    <style:style style:name="P6" style:family="paragraph" style:parent-style-name="Standard">
      <style:text-properties fo:font-weight="bold" officeooo:rsid="00264770" officeooo:paragraph-rsid="00264770" style:font-weight-asian="bold" style:font-weight-complex="bold"/>
    </style:style>
    <style:style style:name="P7" style:family="paragraph" style:parent-style-name="Standard">
      <style:text-properties fo:font-weight="bold" officeooo:rsid="002ac745" officeooo:paragraph-rsid="002ac745" style:font-weight-asian="bold" style:font-weight-complex="bold"/>
    </style:style>
    <style:style style:name="P8" style:family="paragraph" style:parent-style-name="Standard">
      <style:text-properties fo:font-weight="bold" officeooo:rsid="002ad59e" officeooo:paragraph-rsid="002ad59e" style:font-weight-asian="bold" style:font-weight-complex="bold"/>
    </style:style>
    <style:style style:name="P9" style:family="paragraph" style:parent-style-name="Standard">
      <style:text-properties fo:font-weight="bold" officeooo:rsid="002f5105" officeooo:paragraph-rsid="0031b912" style:font-weight-asian="bold" style:font-weight-complex="bold"/>
    </style:style>
    <style:style style:name="P10" style:family="paragraph" style:parent-style-name="Standard">
      <style:text-properties fo:font-weight="normal" officeooo:rsid="001ce8ad" officeooo:paragraph-rsid="001e610b" style:font-weight-asian="normal" style:font-weight-complex="normal"/>
    </style:style>
    <style:style style:name="P11" style:family="paragraph" style:parent-style-name="Standard">
      <style:text-properties fo:font-weight="normal" officeooo:rsid="001e610b" officeooo:paragraph-rsid="001e610b" style:font-weight-asian="normal" style:font-weight-complex="normal"/>
    </style:style>
    <style:style style:name="P12" style:family="paragraph" style:parent-style-name="Standard">
      <style:text-properties fo:font-weight="normal" officeooo:rsid="002c7dff" officeooo:paragraph-rsid="002c7dff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1986c7" officeooo:paragraph-rsid="001986c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a8566" officeooo:paragraph-rsid="001a856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bac21" officeooo:paragraph-rsid="001bac2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e2e88" officeooo:paragraph-rsid="001e2e88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officeooo:rsid="001e2e88" officeooo:paragraph-rsid="001e610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e2e88" officeooo:paragraph-rsid="001e610b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fo:font-weight="normal" officeooo:rsid="001e610b" officeooo:paragraph-rsid="001e610b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202498" officeooo:paragraph-rsid="00202498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21f092" officeooo:paragraph-rsid="0021f09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3f4fd" officeooo:paragraph-rsid="0023f4fd" style:font-style-asian="normal" style:font-weight-asian="normal" style:font-style-complex="normal" style:font-weight-complex="normal"/>
    </style:style>
    <style:style style:name="P23" style:family="paragraph" style:parent-style-name="Standard" style:list-style-name="L5">
      <style:text-properties fo:font-style="normal" style:text-underline-style="none" fo:font-weight="normal" officeooo:rsid="002797f5" officeooo:paragraph-rsid="002797f5" style:font-style-asian="normal" style:font-weight-asian="normal" style:font-style-complex="normal" style:font-weight-complex="normal"/>
    </style:style>
    <style:style style:name="P24" style:family="paragraph" style:parent-style-name="Standard" style:list-style-name="L5">
      <style:text-properties fo:font-style="normal" style:text-underline-style="none" fo:font-weight="normal" officeooo:rsid="00296377" officeooo:paragraph-rsid="0029637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96377" officeooo:paragraph-rsid="0029637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ac745" officeooo:paragraph-rsid="002ac74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ad59e" officeooo:paragraph-rsid="002ad59e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officeooo:rsid="001a8566" officeooo:paragraph-rsid="001a8566"/>
    </style:style>
    <style:style style:name="P29" style:family="paragraph" style:parent-style-name="Standard" style:list-style-name="L7">
      <style:text-properties fo:font-weight="normal" officeooo:rsid="0034881a" officeooo:paragraph-rsid="0034881a" style:font-weight-asian="normal" style:font-weight-complex="normal"/>
    </style:style>
    <style:style style:name="P30" style:family="paragraph" style:parent-style-name="Standard" style:list-style-name="L7">
      <style:text-properties fo:font-weight="normal" officeooo:rsid="003588d5" officeooo:paragraph-rsid="003588d5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376ee1" officeooo:paragraph-rsid="00376ee1" style:font-weight-asian="normal" style:font-weight-complex="normal"/>
    </style:style>
    <style:style style:name="P32" style:family="paragraph" style:parent-style-name="Standard" style:list-style-name="L7">
      <style:text-properties fo:font-weight="normal" officeooo:rsid="0037b2c6" officeooo:paragraph-rsid="0037b2c6" style:font-weight-asian="normal" style:font-weight-complex="normal"/>
    </style:style>
    <style:style style:name="P33" style:family="paragraph" style:parent-style-name="Standard" style:list-style-name="L4">
      <style:text-properties fo:font-weight="bold" officeooo:rsid="00202498" officeooo:paragraph-rsid="00202498" style:font-weight-asian="bold" style:font-weight-complex="bold"/>
    </style:style>
    <style:style style:name="P34" style:family="paragraph" style:parent-style-name="Standard" style:list-style-name="L4">
      <style:text-properties fo:font-weight="bold" officeooo:rsid="0021a97e" officeooo:paragraph-rsid="0021a97e" style:font-weight-asian="bold" style:font-weight-complex="bold"/>
    </style:style>
    <style:style style:name="P35" style:family="paragraph" style:parent-style-name="Standard" style:list-style-name="L4">
      <style:text-properties fo:font-weight="bold" officeooo:rsid="00236864" officeooo:paragraph-rsid="00236864" style:font-weight-asian="bold" style:font-weight-complex="bold"/>
    </style:style>
    <style:style style:name="P36" style:family="paragraph" style:parent-style-name="Standard" style:list-style-name="L4">
      <style:text-properties fo:font-weight="bold" officeooo:rsid="0023f4fd" officeooo:paragraph-rsid="0023f4fd" style:font-weight-asian="bold" style:font-weight-complex="bold"/>
    </style:style>
    <style:style style:name="P37" style:family="paragraph" style:parent-style-name="Standard" style:list-style-name="L5">
      <style:text-properties fo:font-weight="bold" officeooo:rsid="002797f5" officeooo:paragraph-rsid="002797f5" style:font-weight-asian="bold" style:font-weight-complex="bold"/>
    </style:style>
    <style:style style:name="P38" style:family="paragraph" style:parent-style-name="Standard" style:list-style-name="L5">
      <style:text-properties fo:font-weight="bold" officeooo:rsid="0027c60c" officeooo:paragraph-rsid="0027c60c" style:font-weight-asian="bold" style:font-weight-complex="bold"/>
    </style:style>
    <style:style style:name="P39" style:family="paragraph" style:parent-style-name="Standard">
      <style:text-properties fo:font-weight="bold" officeooo:rsid="0034881a" officeooo:paragraph-rsid="0034881a" style:font-weight-asian="bold" style:font-weight-complex="bold"/>
    </style:style>
    <style:style style:name="P40" style:family="paragraph" style:parent-style-name="Standard" style:list-style-name="L7">
      <style:text-properties fo:font-weight="bold" officeooo:rsid="003588d5" officeooo:paragraph-rsid="003588d5" style:font-weight-asian="bold" style:font-weight-complex="bold"/>
    </style:style>
    <style:style style:name="P41" style:family="paragraph" style:parent-style-name="Standard" style:list-style-name="L6">
      <style:text-properties officeooo:paragraph-rsid="0031b912"/>
    </style:style>
    <style:style style:name="P42" style:family="paragraph" style:parent-style-name="Standard" style:list-style-name="L6">
      <style:text-properties officeooo:rsid="0031b912" officeooo:paragraph-rsid="0031b912"/>
    </style:style>
    <style:style style:name="P43" style:family="paragraph" style:parent-style-name="Standard" style:list-style-name="L6">
      <style:text-properties officeooo:rsid="003382f2" officeooo:paragraph-rsid="003382f2"/>
    </style:style>
    <style:style style:name="P44" style:family="paragraph" style:parent-style-name="Standard">
      <style:text-properties officeooo:rsid="003382f2" officeooo:paragraph-rsid="003382f2"/>
    </style:style>
    <style:style style:name="P45" style:family="paragraph" style:parent-style-name="Standard" style:list-style-name="L7">
      <style:text-properties style:text-underline-style="solid" style:text-underline-width="auto" style:text-underline-color="font-color" fo:font-weight="normal" officeooo:rsid="0037b2c6" officeooo:paragraph-rsid="0037b2c6" style:font-weight-asian="normal" style:font-weight-complex="normal"/>
    </style:style>
    <style:style style:name="P46" style:family="paragraph" style:parent-style-name="Standard" style:list-style-name="L7">
      <style:text-properties style:text-underline-style="solid" style:text-underline-width="auto" style:text-underline-color="font-color" fo:font-weight="normal" officeooo:rsid="00380613" officeooo:paragraph-rsid="00380613" style:font-weight-asian="normal" style:font-weight-complex="normal"/>
    </style:style>
    <style:style style:name="P47" style:family="paragraph" style:parent-style-name="Standard" style:list-style-name="L7">
      <style:text-properties style:text-underline-style="solid" style:text-underline-width="auto" style:text-underline-color="font-color" fo:font-weight="normal" officeooo:rsid="003af17e" officeooo:paragraph-rsid="003af17e" style:font-weight-asian="normal" style:font-weight-complex="normal"/>
    </style:style>
    <style:style style:name="P48" style:family="paragraph" style:parent-style-name="Standard" style:list-style-name="L7">
      <style:text-properties style:text-underline-style="solid" style:text-underline-width="auto" style:text-underline-color="font-color" fo:font-weight="normal" officeooo:rsid="003bc966" officeooo:paragraph-rsid="003bc966" style:font-weight-asian="normal" style:font-weight-complex="normal"/>
    </style:style>
    <style:style style:name="P49" style:family="paragraph" style:parent-style-name="Standard" style:list-style-name="L7">
      <style:text-properties style:text-underline-style="solid" style:text-underline-width="auto" style:text-underline-color="font-color" fo:font-weight="normal" officeooo:rsid="003cc75a" officeooo:paragraph-rsid="003cc75a" style:font-weight-asian="normal" style:font-weight-complex="normal"/>
    </style:style>
    <style:style style:name="P50" style:family="paragraph" style:parent-style-name="Standard">
      <style:text-properties style:text-underline-style="solid" style:text-underline-width="auto" style:text-underline-color="font-color" fo:font-weight="normal" officeooo:rsid="003cc75a" officeooo:paragraph-rsid="003cc75a" style:font-weight-asian="normal" style:font-weight-complex="normal"/>
    </style:style>
    <style:style style:name="P51" style:family="paragraph" style:parent-style-name="Standard">
      <style:text-properties style:text-underline-style="solid" style:text-underline-width="auto" style:text-underline-color="font-color" fo:font-weight="normal" officeooo:rsid="003f2b71" officeooo:paragraph-rsid="003f2b71" style:font-weight-asian="normal" style:font-weight-complex="normal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421275" officeooo:paragraph-rsid="003f2b71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421275" officeooo:paragraph-rsid="00421275" style:font-weight-asian="normal" style:font-weight-complex="normal"/>
    </style:style>
    <style:style style:name="P54" style:family="paragraph" style:parent-style-name="Standard" style:list-style-name="L8">
      <style:text-properties style:text-underline-style="solid" style:text-underline-width="auto" style:text-underline-color="font-color" fo:font-weight="normal" officeooo:rsid="00421275" officeooo:paragraph-rsid="00421275" style:font-weight-asian="normal" style:font-weight-complex="normal"/>
    </style:style>
    <style:style style:name="P55" style:family="paragraph" style:parent-style-name="Standard" style:list-style-name="L7">
      <style:text-properties style:text-underline-style="solid" style:text-underline-width="auto" style:text-underline-color="font-color" fo:font-weight="bold" officeooo:rsid="0038d130" officeooo:paragraph-rsid="0038d130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431079" officeooo:paragraph-rsid="00431079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458af8" officeooo:paragraph-rsid="00458af8" style:font-weight-asian="bold" style:font-weight-complex="bold"/>
    </style:style>
    <style:style style:name="P58" style:family="paragraph" style:parent-style-name="Standard" style:list-style-name="L8">
      <style:text-properties style:text-underline-style="solid" style:text-underline-width="auto" style:text-underline-color="font-color" fo:font-weight="bold" officeooo:rsid="0049d3f7" officeooo:paragraph-rsid="0049d3f7" style:font-weight-asian="bold" style:font-weight-complex="bold"/>
    </style:style>
    <style:style style:name="P59" style:family="paragraph" style:parent-style-name="Standard">
      <style:text-properties fo:font-style="italic" style:text-underline-style="solid" style:text-underline-width="auto" style:text-underline-color="font-color" fo:font-weight="bold" officeooo:rsid="00467999" officeooo:paragraph-rsid="00467999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style:text-underline-style="solid" style:text-underline-width="auto" style:text-underline-color="font-color" fo:font-weight="bold" officeooo:rsid="00469a42" officeooo:paragraph-rsid="00469a42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style:text-underline-style="solid" style:text-underline-width="auto" style:text-underline-color="font-color" fo:font-weight="bold" officeooo:rsid="0047edd3" officeooo:paragraph-rsid="0047edd3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style:text-underline-style="solid" style:text-underline-width="auto" style:text-underline-color="font-color" fo:font-weight="bold" officeooo:rsid="004bb028" officeooo:paragraph-rsid="004bb028" style:font-style-asian="italic" style:font-weight-asian="bold" style:font-style-complex="italic" style:font-weight-complex="bold"/>
    </style:style>
    <style:style style:name="P63" style:family="paragraph" style:parent-style-name="Standard" style:list-style-name="L10">
      <style:text-properties fo:font-style="italic" style:text-underline-style="solid" style:text-underline-width="auto" style:text-underline-color="font-color" fo:font-weight="bold" officeooo:rsid="004bb028" officeooo:paragraph-rsid="004bb028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font-style="italic" style:text-underline-style="solid" style:text-underline-width="auto" style:text-underline-color="font-color" fo:font-weight="bold" officeooo:rsid="004bba3f" officeooo:paragraph-rsid="004bba3f" style:font-style-asian="italic" style:font-weight-asian="bold" style:font-style-complex="italic" style:font-weight-complex="bold"/>
    </style:style>
    <style:style style:name="P65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04bba3f" officeooo:paragraph-rsid="004bba3f" style:font-style-asian="italic" style:font-weight-asian="bold" style:font-style-complex="italic" style:font-weight-complex="bold"/>
    </style:style>
    <style:style style:name="P66" style:family="paragraph" style:parent-style-name="Table_20_Contents">
      <style:text-properties officeooo:rsid="004e9c11" officeooo:paragraph-rsid="004e9c11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4e9c11" officeooo:paragraph-rsid="004e9c11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04e9c11" officeooo:paragraph-rsid="004e9c1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02698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4447f1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583d1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583d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1014b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f5105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382f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4447f1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44d511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380613" style:font-style-asian="normal" style:font-style-complex="normal"/>
    </style:style>
    <style:style style:name="T21" style:family="text">
      <style:text-properties fo:font-style="normal" style:text-underline-style="none" officeooo:rsid="004447f1" style:font-style-asian="normal" style:font-style-complex="normal"/>
    </style:style>
    <style:style style:name="T22" style:family="text">
      <style:text-properties fo:font-style="normal" style:text-underline-style="none" officeooo:rsid="0044d511" style:font-style-asian="normal" style:font-style-complex="normal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2f5105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officeooo:rsid="0031014b" style:font-style-asian="normal" style:font-weight-asian="bold" style:font-style-complex="normal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ércio Internacional compreende toda a <text:span text:style-name="T1">circulação de bens e serviços entre as fronteiras dos países</text:span><text:span text:style-name="T2">, abrangendo as operações de compra e venda, aluguel, </text:span><text:span text:style-name="T4">leasing</text:span><text:span text:style-name="T8">, doação, etc.</text:span></text:p>
      <text:p text:style-name="P13"/>
      <text:p text:style-name="P3"><text:span text:style-name="T8">Para </text:span><text:span text:style-name="T10">Krugman</text:span><text:span text:style-name="T8">, os países participam do comércio internacional por dois motivos:</text:span></text:p>
      <text:list xml:id="list8051818875184513151" text:style-name="L1">
        <text:list-item>
          <text:p text:style-name="P28"><text:span text:style-name="T8">em razão dos benefícios decorrentes das diferenças entre eles (</text:span><text:span text:style-name="T10">diferenças na dotação de fatores de produção</text:span><text:span text:style-name="T8">), o que permite a </text:span><text:span text:style-name="T10">especialização</text:span><text:span text:style-name="T8"> naquilo que fazem de melhor; e</text:span></text:p>
        </text:list-item>
        <text:list-item>
          <text:p text:style-name="P28"><text:span text:style-name="T8">porque a </text:span><text:span text:style-name="T10">especialização</text:span><text:span text:style-name="T8"> leva à </text:span><text:span text:style-name="T10">economia de escala</text:span><text:span text:style-name="T8">.</text:span></text:p>
        </text:list-item>
      </text:list>
      <text:p text:style-name="P14"/>
      <text:p text:style-name="P4"><text:span text:style-name="T8">Para </text:span><text:span text:style-name="T10">Krugman</text:span><text:span text:style-name="T8">, os conflitos de interesses </text:span><text:span text:style-name="T10">dentro</text:span><text:span text:style-name="T8"> das nações impactam mais a determinação da política comercial do que os conflitos de interesses entre as nações.</text:span></text:p>
      <text:p text:style-name="P15"/>
      <text:p text:style-name="P16">Mercantilismo → acumulação de ouro/prata; superávits na balança comercial (exportações &gt; importações).</text:p>
      <text:p text:style-name="P16"/>
      <text:p text:style-name="P11"><text:span text:style-name="T6">Mercantilismo passou a ser contestado pelo </text:span><text:span text:style-name="T10">pensamento liberal</text:span><text:span text:style-name="T6">:</text:span></text:p>
      <text:list xml:id="list5250228011255656168" text:style-name="L2">
        <text:list-item>
          <text:p text:style-name="P19">1758: David Hume → Da Balança Comercial</text:p>
        </text:list-item>
        <text:list-item>
          <text:p text:style-name="P19">1776: Adam Smith → A Riqueza das Nações</text:p>
        </text:list-item>
      </text:list>
      <text:p text:style-name="P16"/>
      <text:p text:style-name="P12"><text:span text:style-name="T6">As teorias </text:span><text:span text:style-name="T10">clássicas</text:span><text:span text:style-name="T6"> consideram apenas o </text:span><text:span text:style-name="T10">trabalho</text:span><text:span text:style-name="T6"> como fator de produção.</text:span></text:p>
      <text:p text:style-name="P16"/>
      <text:p text:style-name="P10"><text:span text:style-name="T6">Teorias </text:span><text:span text:style-name="T10">clássicas</text:span><text:span text:style-name="T6"> do Comércio Internacional:</text:span></text:p>
      <text:list xml:id="list1682938048682406234" text:style-name="L3">
        <text:list-item>
          <text:p text:style-name="P17">Teoria das vantagens absolutas;</text:p>
        </text:list-item>
        <text:list-item>
          <text:p text:style-name="P17">Teoria das vantagens comparativas.</text:p>
        </text:list-item>
      </text:list>
      <text:p text:style-name="P18"/>
      <text:p text:style-name="P5"><text:span text:style-name="T6">Teoria das Vantagens Absolutas</text:span><text:span text:style-name="T8">:</text:span></text:p>
      <text:list xml:id="list8648729040980657255" text:style-name="L4">
        <text:list-item>
          <text:p text:style-name="P20">Addam Smith;</text:p>
        </text:list-item>
        <text:list-item>
          <text:p text:style-name="P33"><text:span text:style-name="T8">Fonte da riqueza é o </text:span><text:span text:style-name="T6">trabalho</text:span><text:span text:style-name="T8"> </text:span><text:span text:style-name="T9">– considera apenas a </text:span><text:span text:style-name="T7">mão de obra</text:span><text:span text:style-name="T9"> na determinação dos custos de produção</text:span><text:span text:style-name="T8">;</text:span></text:p>
        </text:list-item>
        <text:list-item>
          <text:p text:style-name="P34"><text:span text:style-name="T8">Estado </text:span><text:span text:style-name="T6">não</text:span><text:span text:style-name="T8"> deve intervir na economia → autorregulação do mercado;</text:span></text:p>
        </text:list-item>
        <text:list-item>
          <text:p text:style-name="P21">Estado só interviria:</text:p>
          <text:list>
            <text:list-item>
              <text:p text:style-name="P21">para impedir a existência de monopólios;</text:p>
            </text:list-item>
            <text:list-item>
              <text:p text:style-name="P21">em atividades fundamentais que não despertem interesse da iniciativa privada;</text:p>
            </text:list-item>
          </text:list>
        </text:list-item>
        <text:list-item>
          <text:p text:style-name="P35"><text:span text:style-name="T8">Fundamento para a </text:span><text:span text:style-name="T6">divisão internacional da produção</text:span><text:span text:style-name="T8"> – cada país se especializaria na produção de bens em que possuísse </text:span><text:span text:style-name="T6">maior eficiência</text:span><text:span text:style-name="T8"> → excesso de produção deveria ser objeto de trocas comerciais com outros países;</text:span></text:p>
        </text:list-item>
        <text:list-item>
          <text:p text:style-name="P35"><text:span text:style-name="T8">O comércio internacional resultante da </text:span><text:span text:style-name="T6">divisão da produção</text:span><text:span text:style-name="T8"> produziria </text:span><text:span text:style-name="T11">diminuição de custos</text:span><text:span text:style-name="T13"> e </text:span><text:span text:style-name="T11">aumento do bem-estar</text:span><text:span text:style-name="T13"> à sociedade como um todo;</text:span></text:p>
        </text:list-item>
        <text:list-item>
          <text:p text:style-name="P36"><text:span text:style-name="T19">Não</text:span><text:span text:style-name="T13"> explica o comércio quando um país é </text:span><text:span text:style-name="T19">mais eficiente em todos os bens</text:span><text:span text:style-name="T13"> – essa questão é solucionada pela </text:span><text:span text:style-name="T19">Teoria das Vantagens Comparativas</text:span><text:span text:style-name="T13">.</text:span></text:p>
        </text:list-item>
      </text:list>
      <text:p text:style-name="P22"/>
      <text:p text:style-name="P6"><text:span text:style-name="T19">Teoria das Vantagens Comparativas</text:span><text:span text:style-name="T13"> (ou Custos Comparados):</text:span></text:p>
      <text:list xml:id="list2693065245832195222" text:style-name="L5">
        <text:list-item>
          <text:p text:style-name="P23">David Ricardo;</text:p>
        </text:list-item>
        <text:list-item>
          <text:p text:style-name="P37"><text:span text:style-name="T13">Se baseia na </text:span><text:span text:style-name="T19">deficiência</text:span><text:span text:style-name="T13"> de um país na produção de um bem;</text:span></text:p>
        </text:list-item>
        <text:list-item>
          <text:p text:style-name="P38"><text:span text:style-name="T13">Custos de produção baseados apenas na </text:span><text:span text:style-name="T19">produtividade do trabalho </text:span><text:span text:style-name="T13">– os países se especializarão na produção de bens que o seu trabalho produz de forma </text:span><text:span text:style-name="T19">relativamente eficiente</text:span><text:span text:style-name="T13"> e importarão bens que seu trabalho produz de forma comparativamente ineficiente;</text:span></text:p>
        </text:list-item>
        <text:list-item>
          <text:p text:style-name="P38"><text:span text:style-name="T13">Para </text:span><text:span text:style-name="T19">Krugman</text:span><text:span text:style-name="T13">, são falhas dessa teoria:</text:span></text:p>
          <text:list>
            <text:list-item>
              <text:p text:style-name="P38"><text:span text:style-name="T13">prevê </text:span><text:span text:style-name="T11">grau de especialização muito elevado</text:span><text:span text:style-name="T13">, que não ocorre na prática;</text:span></text:p>
            </text:list-item>
            <text:list-item>
              <text:p text:style-name="P38"><text:soft-page-break/><text:span text:style-name="T13">considera que o </text:span><text:span text:style-name="T11">comércio internacional não produz efeitos indiretos sobre a distribuição de renda</text:span><text:span text:style-name="T13"> no interior dos países. Todavia, os efeitos práticos do comércio internacional sobre a renda são bastante fortes;</text:span></text:p>
            </text:list-item>
            <text:list-item>
              <text:p text:style-name="P24">não reconhece que uma das causas de comércio internacional são as diferenças entre as dotações de recursos entre os países;</text:p>
            </text:list-item>
            <text:list-item>
              <text:p text:style-name="P24">não considera que uma das causas do comércio são as economias de escala.</text:p>
            </text:list-item>
          </text:list>
        </text:list-item>
      </text:list>
      <text:p text:style-name="P25"/>
      <text:p text:style-name="P7"><text:span text:style-name="T19">Teoria das Vantagens Absolutas</text:span><text:span text:style-name="T13"> → especialização na produção de bens com menor quantidade de trabalho possível.</text:span></text:p>
      <text:p text:style-name="P7"><text:span text:style-name="T19">Teoria das Vantagens Comparativas</text:span><text:span text:style-name="T13"> → especialização na produção de bens com custo de produção relativamente inferior.</text:span></text:p>
      <text:p text:style-name="P26"/>
      <text:p text:style-name="P8"><text:span text:style-name="T13">Pela </text:span><text:span text:style-name="T19">Teoria das Vantagens Comparativas</text:span><text:span text:style-name="T13">, um país irá se especializar na produção de bens em que possua vantagem relativa, importando do outro aqueles bens em que possua </text:span><text:span text:style-name="T19">maior custo de oportunidade</text:span><text:span text:style-name="T13">.</text:span></text:p>
      <text:p text:style-name="P27"/>
      <text:p text:style-name="P9"><text:span text:style-name="T19">Teorema Hecksher-Ohlin</text:span><text:span text:style-name="T13">:</text:span></text:p>
      <text:list xml:id="list6674821578041416364" text:style-name="L6">
        <text:list-item>
          <text:p text:style-name="P41"><text:span text:style-name="T15">os países se especializam na produção de bens </text:span><text:span text:style-name="T24">intensivos</text:span><text:span text:style-name="T15"> no fator de produção </text:span><text:span text:style-name="T24">abundante</text:span><text:span text:style-name="T15"> em seu território;</text:span></text:p>
        </text:list-item>
        <text:list-item>
          <text:p text:style-name="P41"><text:span text:style-name="T25">não</text:span><text:span text:style-name="T14"> nega a Teoria das Vantagens Comparativas, mas </text:span><text:span text:style-name="T16">a</text:span><text:span text:style-name="T14"> </text:span><text:span text:style-name="T25">complementa</text:span><text:span text:style-name="T14">;</text:span></text:p>
        </text:list-item>
        <text:list-item>
          <text:p text:style-name="P42"><text:span text:style-name="T14">c</text:span><text:span text:style-name="T13">onsidera que as tecnologias dos países são as mesmas (</text:span><text:span text:style-name="T23">tecnologia é uma constante</text:span><text:span text:style-name="T13">);</text:span></text:p>
        </text:list-item>
        <text:list-item>
          <text:p text:style-name="P43"><text:span text:style-name="T23">não</text:span><text:span text:style-name="T13"> há comércio se ambos países possuem </text:span><text:span text:style-name="T23">estruturas produtivas semelhantes</text:span><text:span text:style-name="T13">.</text:span></text:p>
        </text:list-item>
      </text:list>
      <text:p text:style-name="P44"><text:span text:style-name="T13"/></text:p>
      <text:p text:style-name="P39"><text:span text:style-name="T19">Novas teorias do Comércio Internacional</text:span><text:span text:style-name="T13">:</text:span></text:p>
      <text:list xml:id="list286540589744561473" text:style-name="L7">
        <text:list-item>
          <text:p text:style-name="P29"><text:span text:style-name="T1">economias de escala</text:span> permitem que exista comércio entre dois países <text:span text:style-name="T26">mesmo que eles possuam </text:span><text:span text:style-name="T12">idêntica dotações de fatores de produção</text:span><text:span text:style-name="T19">;</text:span></text:p>
        </text:list-item>
        <text:list-item>
          <text:p text:style-name="P30"><text:span text:style-name="T19">economias de escala surgem com a </text:span><text:span text:style-name="T23">especialização</text:span><text:span text:style-name="T19">;</text:span></text:p>
        </text:list-item>
        <text:list-item>
          <text:p text:style-name="P40"><text:span text:style-name="T19">Linder – Teoria dos Gostos dos Consumidores</text:span><text:span text:style-name="T13">:</text:span></text:p>
          <text:list>
            <text:list-item>
              <text:p text:style-name="P31"><text:span text:style-name="T19">comportamento da demanda é influenciada pelos gostos dos consumidores;</text:span></text:p>
            </text:list-item>
            <text:list-item>
              <text:p text:style-name="P31"><text:span text:style-name="T19">gostos são condicionados pelo </text:span><text:span text:style-name="T12">nível de renda de uma economia</text:span><text:span text:style-name="T19">;</text:span></text:p>
            </text:list-item>
            <text:list-item>
              <text:p text:style-name="P31"><text:span text:style-name="T19">renda elevada → maior demanda por bens sofisticados;</text:span></text:p>
            </text:list-item>
            <text:list-item>
              <text:p text:style-name="P31"><text:span text:style-name="T19">renda baixa → menor demanda por bens sofisticados;</text:span></text:p>
            </text:list-item>
            <text:list-item>
              <text:p text:style-name="P32"><text:span text:style-name="T19">quanto maior a semelhança de demanda entre dois países, mais semelhante será também a estrutura produtiva deles;</text:span></text:p>
            </text:list-item>
            <text:list-item>
              <text:p text:style-name="P45"><text:span text:style-name="T6">quanto mais semelhante a demanda entre dois países, maior será o fluxo comercial entre eles</text:span><text:span text:style-name="T19">;</text:span></text:p>
            </text:list-item>
            <text:list-item>
              <text:p text:style-name="P45"><text:span text:style-name="T19">justifica a existência do </text:span><text:span text:style-name="T6">comércio intraindústria</text:span><text:span text:style-name="T19"> </text:span><text:span text:style-name="T20">(comércio de bens produzidos pelo mesmo segmento industrial);</text:span></text:p>
            </text:list-item>
            <text:list-item>
              <text:p text:style-name="P46"><text:span text:style-name="T19">pretende explicar apenas comércio de bens </text:span><text:span text:style-name="T6">manufaturados</text:span><text:span text:style-name="T19">, e não de bens agrícolas (que continua a ser explicado pelo modelo da dotação de fatores);</text:span></text:p>
            </text:list-item>
          </text:list>
        </text:list-item>
        <text:list-item>
          <text:p text:style-name="P55"><text:span text:style-name="T19">Concorrência monopolística</text:span><text:span text:style-name="T13">:</text:span></text:p>
          <text:list>
            <text:list-item>
              <text:p text:style-name="P47"><text:span text:style-name="T19">caracterizada pela existência de grande número de empresas, cada uma detendo o monopólio de seu próprio produto;</text:span></text:p>
            </text:list-item>
            <text:list-item>
              <text:p text:style-name="P48"><text:span text:style-name="T19">monopólio é obtido através da </text:span><text:span text:style-name="T6">diferenciação do produto</text:span><text:span text:style-name="T19">;</text:span></text:p>
            </text:list-item>
            <text:list-item>
              <text:p text:style-name="P49"><text:span text:style-name="T19">há </text:span><text:span text:style-name="T6">economias de escala</text:span><text:span text:style-name="T19">;</text:span></text:p>
            </text:list-item>
            <text:list-item>
              <text:p text:style-name="P49"><text:span text:style-name="T19">há </text:span><text:span text:style-name="T6">comércio intraindústria</text:span><text:span text:style-name="T19">.</text:span></text:p>
            </text:list-item>
          </text:list>
        </text:list-item>
      </text:list>
      <text:p text:style-name="P50"><text:span text:style-name="T19"/></text:p>
      <text:p text:style-name="P51"><text:span text:style-name="T19">No modelo de concorrência </text:span><text:span text:style-name="T23">imperfeita</text:span><text:span text:style-name="T19">, os ganhos do comércio resultam das </text:span><text:span text:style-name="T6">economias de escala</text:span><text:span text:style-name="T19">.</text:span></text:p>
      <text:p text:style-name="P51"><text:span text:style-name="T19">No modelo de concorrência </text:span><text:span text:style-name="T23">perfeita</text:span><text:span text:style-name="T19">, os retornos de escala são </text:span><text:span text:style-name="T6">constantes</text:span><text:span text:style-name="T19">.</text:span></text:p>
      <text:p text:style-name="P52"><text:soft-page-break/><text:span text:style-name="T19"/></text:p>
      <text:p text:style-name="P53"><text:span text:style-name="T19">Principais características do </text:span><text:span text:style-name="T23">mercantilismo</text:span><text:span text:style-name="T19">:</text:span></text:p>
      <text:list xml:id="list3726978688981955092" text:style-name="L8">
        <text:list-item>
          <text:p text:style-name="P54"><text:span text:style-name="T19">protecionismo alfandegário;</text:span></text:p>
        </text:list-item>
        <text:list-item>
          <text:p text:style-name="P54"><text:span text:style-name="T19">intervencionismo estatal;</text:span></text:p>
        </text:list-item>
        <text:list-item>
          <text:p text:style-name="P54"><text:span text:style-name="T19">acumulação de ouro e prata;</text:span></text:p>
        </text:list-item>
        <text:list-item>
          <text:p text:style-name="P54"><text:span text:style-name="T19">população numerosa é benéfica ao país, pois resulta em maior disponibilidade do fator de produção trabalho;</text:span></text:p>
        </text:list-item>
        <text:list-item>
          <text:p text:style-name="P54"><text:span text:style-name="T19">desenvolvimento econômico por meio do enriquecimento das nações pelo comércio exterior e pela exploração das riquezas coloniais;</text:span></text:p>
        </text:list-item>
        <text:list-item>
          <text:p text:style-name="P58"><text:span text:style-name="T19">não</text:span><text:span text:style-name="T13"> foi aplicado em toda a Europa homogeneamente.</text:span></text:p>
        </text:list-item>
      </text:list>
      <text:p text:style-name="P53"><text:span text:style-name="T19"/></text:p>
      <text:p text:style-name="P56"><text:span text:style-name="T19">David Hume</text:span><text:span text:style-name="T13"> explica o por que do mercantilismo ser falacioso </text:span><text:span text:style-name="T17">(</text:span><text:span text:style-name="T21">Teoria Fluxo-Espécie-Preço</text:span><text:span text:style-name="T17">)</text:span><text:span text:style-name="T13">: </text:span><text:span text:style-name="T5">superávits </text:span><text:span text:style-name="T17">e </text:span><text:span text:style-name="T5">déficits</text:span><text:span text:style-name="T17"> da Balança Comercial são automaticamente corrigidos pelas forças do mercado.</text:span></text:p>
      <text:p text:style-name="P56"><text:span text:style-name="T18"/></text:p>
      <text:p text:style-name="P57"><text:span text:style-name="T22">N</text:span><text:span text:style-name="T19">eomercantilismo</text:span><text:span text:style-name="T13">: amplo uso de </text:span><text:span text:style-name="T19">BNT</text:span><text:span text:style-name="T13">’s.</text:span></text:p>
      <text:p text:style-name="P57"><text:span text:style-name="T13"/></text:p>
      <text:p text:style-name="P57"><text:span text:style-name="T19">Livre-cambismo</text:span><text:span text:style-name="T13">: os mercados possuem a capacidade de se </text:span><text:span text:style-name="T8">autorregularem</text:span><text:span text:style-name="T13">.</text:span></text:p>
      <text:p text:style-name="P57"><text:span text:style-name="T13"/></text:p>
      <text:p text:style-name="P59"><text:span text:style-name="T27">Crash</text:span><text:span text:style-name="T13"> de 29 → Segunda Guerra Mundial → recrudescimento do protecionismo → GATT/47 reduziu progressivamente as tarifas aduaneiras → países começam a fazer uso de BNT’s como nova forma de protecionismo → criada OMC em 94 para combater o protecionismo → redução do protecionismo → crise de 2008 recrudesceu o protecionismo</text:span></text:p>
      <text:p text:style-name="P59"><text:span text:style-name="T13"/></text:p>
      <text:p text:style-name="P59"><text:span text:style-name="T13">Atualmente o protecionismo se evidencia no campo </text:span><text:span text:style-name="T19">agrícola</text:span><text:span text:style-name="T13"> (principalmente nos países desenvolvidos).</text:span></text:p>
      <text:p text:style-name="P59"><text:span text:style-name="T13"/></text:p>
      <text:p text:style-name="P60"><text:span text:style-name="T13">Elevados subsídios agrícolas concedidos pelos países europeus é </text:span><text:span text:style-name="T19">empecilho ao fechamento da Rodada Doha</text:span><text:span text:style-name="T13">.</text:span></text:p>
      <text:p text:style-name="P60"><text:span text:style-name="T13"/></text:p>
      <text:p text:style-name="P61"><text:span text:style-name="T19">Conferência Ministerial de Bali</text:span><text:span text:style-name="T13"> (2013) celebrou o primeiro acordo multilateral desde a criação da OMC: o </text:span><text:span text:style-name="T19">Acordo de Facilitação do Comércio</text:span><text:span text:style-name="T13">.</text:span></text:p>
      <text:p text:style-name="P61"><text:span text:style-name="T13"/></text:p>
      <text:p text:style-name="P62"><text:span text:style-name="T13">Argumentos protecionistas </text:span><text:span text:style-name="T19">amparados pela OMC</text:span><text:span text:style-name="T13">:</text:span></text:p>
      <text:list xml:id="list7993105027747301859" text:style-name="L10">
        <text:list-item>
          <text:p text:style-name="P63"><text:span text:style-name="T13">proteção à indústria nascente;</text:span></text:p>
        </text:list-item>
        <text:list-item>
          <text:p text:style-name="P63"><text:span text:style-name="T13">promoção da segurança nacional;</text:span></text:p>
        </text:list-item>
        <text:list-item>
          <text:p text:style-name="P63"><text:span text:style-name="T13">deslealdade comercial;</text:span></text:p>
        </text:list-item>
        <text:list-item>
          <text:p text:style-name="P63"><text:span text:style-name="T13">restrições no Balanço de </text:span><text:span text:style-name="T19">Pagamentos</text:span><text:span text:style-name="T13">;</text:span></text:p>
        </text:list-item>
        <text:list-item>
          <text:p text:style-name="P63"><text:span text:style-name="T13">surto de importações;</text:span></text:p>
        </text:list-item>
        <text:list-item>
          <text:p text:style-name="P63"><text:span text:style-name="T13">exceções gerais.</text:span></text:p>
        </text:list-item>
      </text:list>
      <text:p text:style-name="P62"><text:span text:style-name="T13"/></text:p>
      <text:p text:style-name="P64"><text:span text:style-name="T19">Proteção à indústria nascente</text:span><text:span text:style-name="T13">:</text:span></text:p>
      <text:list xml:id="list4022025705300524437" text:style-name="L11">
        <text:list-item>
          <text:p text:style-name="P65"><text:span text:style-name="T13">somente invocável por países nos </text:span><text:span text:style-name="T8">primeiros estágios de desenvolvimento</text:span><text:span text:style-name="T13"> (Haiti, por exemplo);</text:span></text:p>
        </text:list-item>
        <text:list-item>
          <text:p text:style-name="P65"><text:span text:style-name="T13">proteção temporária;</text:span></text:p>
        </text:list-item>
        <text:list-item>
          <text:p text:style-name="P65"><text:span text:style-name="T13">a </text:span><text:span text:style-name="T19">teoria econômica</text:span><text:span text:style-name="T13"> defende que a proteção à indústria nascente se justifica diante de </text:span><text:span text:style-name="T19">falhas de mercado</text:span><text:span text:style-name="T13">.</text:span></text:p>
        </text:list-item>
      </text:list>
      <text:p text:style-name="P64"><text:span text:style-name="T13"/></text:p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66">Sobre <text:span text:style-name="T1">falhas de mercado</text:span><text:span text:style-name="T2">:</text:span></text:p>
            <text:p text:style-name="P66"><text:span text:style-name="T2"/></text:p>
            <text:p text:style-name="P67"><text:span text:style-name="T2">para a </text:span>doutrina econômica<text:span text:style-name="T2"> → é argumento válido para adoção de práticas protecionistas</text:span></text:p>
            <text:p text:style-name="P67"><text:span text:style-name="T2">para a </text:span>OMC<text:span text:style-name="T2"> → </text:span>não<text:span text:style-name="T2"> é argumento válido para adoção de práticas protecionistas</text:span></text:p>
            <text:p text:style-name="P67"><text:span text:style-name="T2"/></text:p>
            <text:p text:style-name="P68"><text:span text:style-name="T2">Se questão não </text:span><text:span text:style-name="T3">se referir</text:span><text:span text:style-name="T2"> </text:span><text:span text:style-name="T3">à</text:span><text:span text:style-name="T2"> OMC, então responder com base na doutrina econômica!</text:span></text:p>
          </table:table-cell>
        </table:table-row>
      </table:table>
      <text:p text:style-name="P6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5897" officeooo:paragraph-rsid="001858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Políticas comerci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29:11.302341840</meta:creation-date>
    <dc:date>2018-01-29T19:18:12.810361797</dc:date>
    <meta:editing-duration>PT2H10M30S</meta:editing-duration>
    <meta:editing-cycles>53</meta:editing-cycles>
    <meta:generator>LibreOffice/5.2.7.2$Linux_X86_64 LibreOffice_project/20m0$Build-2</meta:generator>
    <meta:document-statistic meta:table-count="1" meta:image-count="0" meta:object-count="0" meta:page-count="4" meta:paragraph-count="89" meta:word-count="1098" meta:character-count="7118" meta:non-whitespace-character-count="6161"/>
  </office:meta>
</office:document-meta>
</file>